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9" style:parent-style-name="Standard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, 'Times New Roman'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P5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78" style:family="table-column">
      <style:table-column-properties style:column-width="2.375in" style:use-optimal-column-width="false"/>
    </style:style>
    <style:style style:name="TableColumn79" style:family="table-column">
      <style:table-column-properties style:column-width="2.0833in" style:use-optimal-column-width="false"/>
    </style:style>
    <style:style style:name="TableColumn80" style:family="table-column">
      <style:table-column-properties style:column-width="2.2597in" style:use-optimal-column-width="false"/>
    </style:style>
    <style:style style:name="Table77" style:family="table">
      <style:table-properties style:width="6.718in" fo:margin-left="0.0312in" table:align="left"/>
    </style:style>
    <style:style style:name="TableRow81" style:family="table-row">
      <style:table-row-properties style:row-height="0.2277in" style:use-optimal-row-height="false"/>
    </style:style>
    <style:style style:name="TableCell82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4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6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88" style:family="table-row">
      <style:table-row-properties style:row-height="0.234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98" style:family="table-column">
      <style:table-column-properties style:column-width="6.7145in" style:use-optimal-column-width="false"/>
    </style:style>
    <style:style style:name="Table97" style:family="table">
      <style:table-properties style:width="6.7145in" fo:margin-left="0.0312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01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03" style:family="table-column">
      <style:table-column-properties style:column-width="1.4076in" style:use-optimal-column-width="false"/>
    </style:style>
    <style:style style:name="TableColumn104" style:family="table-column">
      <style:table-column-properties style:column-width="4.7583in" style:use-optimal-column-width="false"/>
    </style:style>
    <style:style style:name="Table102" style:family="table">
      <style:table-properties style:width="6.1659in" fo:margin-left="0.0527in" table:align="left"/>
    </style:style>
    <style:style style:name="TableRow105" style:family="table-row">
      <style:table-row-properties style:min-row-height="0.2222in"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0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0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0" style:family="table-row">
      <style:table-row-properties style:min-row-height="0.2222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5" style:family="table-row">
      <style:table-row-properties style:min-row-height="0.222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0" style:family="table-row">
      <style:table-row-properties style:min-row-height="0.2222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5" style:family="table-row">
      <style:table-row-properties style:min-row-height="0.2222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/>
    </style:style>
    <style:style style:name="T13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1" style:family="table-row">
      <style:table-row-properties style:min-row-height="0.2222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6" style:family="table-row">
      <style:table-row-properties style:min-row-height="0.2222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1" style:family="table-row">
      <style:table-row-properties style:min-row-height="0.2222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6" style:family="table-row">
      <style:table-row-properties style:min-row-height="0.2222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1" style:family="table-row">
      <style:table-row-properties style:min-row-height="0.2222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5" style:parent-style-name="Standard" style:family="paragraph">
      <style:paragraph-properties style:snap-to-layout-grid="false"/>
    </style:style>
    <style:style style:name="T15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57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8" style:family="table-row">
      <style:table-row-properties style:min-row-height="0.2222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6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3" style:family="table-row">
      <style:table-row-properties style:min-row-height="0.2222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8" style:family="table-row">
      <style:table-row-properties style:min-row-height="0.2222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P173" style:parent-style-name="Standard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75" style:family="table-column">
      <style:table-column-properties style:column-width="6.7145in" style:use-optimal-column-width="false"/>
    </style:style>
    <style:style style:name="Table174" style:family="table">
      <style:table-properties style:width="6.7145in" fo:margin-left="0.0312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78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179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P180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82" style:family="table-column">
      <style:table-column-properties style:column-width="1.0138in" style:use-optimal-column-width="false"/>
    </style:style>
    <style:style style:name="TableColumn183" style:family="table-column">
      <style:table-column-properties style:column-width="5.152in" style:use-optimal-column-width="false"/>
    </style:style>
    <style:style style:name="Table181" style:family="table">
      <style:table-properties style:width="6.1659in" fo:margin-left="0.0527in" table:align="left"/>
    </style:style>
    <style:style style:name="TableRow184" style:family="table-row">
      <style:table-row-properties style:min-row-height="0.2222in"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6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8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89" style:family="table-row">
      <style:table-row-properties style:min-row-height="0.2222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1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19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194" style:family="table-row">
      <style:table-row-properties style:min-row-height="0.2222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19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199" style:parent-style-name="Standard" style:family="paragraph">
      <style:paragraph-properties fo:break-before="page"/>
    </style:style>
    <style:style style:name="TableColumn201" style:family="table-column">
      <style:table-column-properties style:column-width="6.7145in" style:use-optimal-column-width="false"/>
    </style:style>
    <style:style style:name="Table200" style:family="table">
      <style:table-properties style:width="6.7145in" fo:margin-left="0.0312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0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0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07" style:family="table-column">
      <style:table-column-properties style:column-width="1.0138in" style:use-optimal-column-width="false"/>
    </style:style>
    <style:style style:name="TableColumn208" style:family="table-column">
      <style:table-column-properties style:column-width="5.152in" style:use-optimal-column-width="false"/>
    </style:style>
    <style:style style:name="Table206" style:family="table">
      <style:table-properties style:width="6.1659in" fo:margin-left="0.0527in" table:align="left"/>
    </style:style>
    <style:style style:name="TableRow209" style:family="table-row">
      <style:table-row-properties style:min-row-height="0.2222in" style:use-optimal-row-height="false"/>
    </style:style>
    <style:style style:name="TableCell21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1" style:parent-style-name="Numero" style:family="paragraph">
      <style:paragraph-properties style:snap-to-layout-grid="false"/>
    </style:style>
    <style:style style:name="T212" style:parent-style-name="Fuentedepárrafopredeter." style:family="text">
      <style:text-properties style:font-name="Arial" fo:font-size="10pt" style:font-size-asian="10pt" style:font-size-complex="10pt"/>
    </style:style>
    <style:style style:name="TableCell213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1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15" style:family="table-row">
      <style:table-row-properties style:min-row-height="0.2222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17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18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1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20" style:family="table-row">
      <style:table-row-properties style:min-row-height="0.2222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</style:style>
    <style:style style:name="T22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2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26" style:family="table-row">
      <style:table-row-properties style:min-row-height="0.2222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28" style:parent-style-name="Standard" style:family="paragraph">
      <style:paragraph-properties style:snap-to-layout-grid="false" fo:text-align="center"/>
    </style:style>
    <style:style style:name="T22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3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233" style:family="table-column">
      <style:table-column-properties style:column-width="1.0138in" style:use-optimal-column-width="false"/>
    </style:style>
    <style:style style:name="TableColumn234" style:family="table-column">
      <style:table-column-properties style:column-width="5.152in" style:use-optimal-column-width="false"/>
    </style:style>
    <style:style style:name="Table232" style:family="table">
      <style:table-properties style:width="6.1659in" fo:margin-left="0.0527in" table:align="left"/>
    </style:style>
    <style:style style:name="TableRow235" style:family="table-row">
      <style:table-row-properties style:min-row-height="0.2222in" style:use-optimal-row-height="false"/>
    </style:style>
    <style:style style:name="TableCell23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7" style:parent-style-name="Numero" style:family="paragraph">
      <style:paragraph-properties style:snap-to-layout-grid="false"/>
    </style:style>
    <style:style style:name="T238" style:parent-style-name="Fuentedepárrafopredeter." style:family="text">
      <style:text-properties style:font-name="Arial" fo:font-size="10pt" style:font-size-asian="10pt" style:font-size-complex="10pt"/>
    </style:style>
    <style:style style:name="TableCell239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4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41" style:family="table-row">
      <style:table-row-properties style:min-row-height="0.2222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43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44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4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46" style:family="table-row">
      <style:table-row-properties style:min-row-height="0.2222in"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8" style:parent-style-name="Standard" style:family="paragraph">
      <style:paragraph-properties style:snap-to-layout-grid="false" fo:text-align="center"/>
    </style:style>
    <style:style style:name="T24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5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1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52" style:family="table-row">
      <style:table-row-properties style:min-row-height="0.2222in"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 fo:text-align="center"/>
    </style:style>
    <style:style style:name="T25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5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58" style:parent-style-name="Standard" style:family="paragraph">
      <style:paragraph-properties fo:break-before="page"/>
    </style:style>
    <style:style style:name="TableColumn260" style:family="table-column">
      <style:table-column-properties style:column-width="6.7145in" style:use-optimal-column-width="false"/>
    </style:style>
    <style:style style:name="Table259" style:family="table">
      <style:table-properties style:width="6.7145in" fo:margin-left="0.0312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63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64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66" style:family="table-column">
      <style:table-column-properties style:column-width="1.0131in" style:use-optimal-column-width="false"/>
    </style:style>
    <style:style style:name="TableColumn267" style:family="table-column">
      <style:table-column-properties style:column-width="0.9687in" style:use-optimal-column-width="false"/>
    </style:style>
    <style:style style:name="TableColumn268" style:family="table-column">
      <style:table-column-properties style:column-width="4.1812in" style:use-optimal-column-width="false"/>
    </style:style>
    <style:style style:name="Table265" style:family="table">
      <style:table-properties style:width="6.1631in" fo:margin-left="0.0527in" table:align="left"/>
    </style:style>
    <style:style style:name="TableRow269" style:family="table-row">
      <style:table-row-properties style:min-row-height="0.2222in"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1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7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3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7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7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76" style:family="table-row">
      <style:table-row-properties style:min-row-height="0.2222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7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83" style:family="table-row">
      <style:table-row-properties style:min-row-height="0.2222in"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8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90" style:parent-style-name="Standard" style:family="paragraph">
      <style:paragraph-properties fo:break-before="page"/>
    </style:style>
    <style:style style:name="TableColumn292" style:family="table-column">
      <style:table-column-properties style:column-width="6.7145in" style:use-optimal-column-width="false"/>
    </style:style>
    <style:style style:name="Table291" style:family="table">
      <style:table-properties style:width="6.7145in" fo:margin-left="0.0312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95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96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98" style:family="table-column">
      <style:table-column-properties style:column-width="1.0138in" style:use-optimal-column-width="false"/>
    </style:style>
    <style:style style:name="TableColumn299" style:family="table-column">
      <style:table-column-properties style:column-width="5.152in" style:use-optimal-column-width="false"/>
    </style:style>
    <style:style style:name="Table297" style:family="table">
      <style:table-properties style:width="6.1659in" fo:margin-left="0.0527in" table:align="left"/>
    </style:style>
    <style:style style:name="TableRow300" style:family="table-row">
      <style:table-row-properties style:min-row-height="0.2222in"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02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03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0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05" style:family="table-row">
      <style:table-row-properties style:min-row-height="0.2222in"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0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311" style:family="table-column">
      <style:table-column-properties style:column-width="6.7145in" style:use-optimal-column-width="false"/>
    </style:style>
    <style:style style:name="Table310" style:family="table">
      <style:table-properties style:width="6.7145in" fo:margin-left="0.0312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1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1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17" style:family="table-column">
      <style:table-column-properties style:column-width="1.7027in" style:use-optimal-column-width="false"/>
    </style:style>
    <style:style style:name="TableColumn318" style:family="table-column">
      <style:table-column-properties style:column-width="0.984in" style:use-optimal-column-width="false"/>
    </style:style>
    <style:style style:name="TableColumn319" style:family="table-column">
      <style:table-column-properties style:column-width="3.4791in" style:use-optimal-column-width="false"/>
    </style:style>
    <style:style style:name="Table316" style:family="table">
      <style:table-properties style:width="6.1659in" fo:margin-left="0.0527in" table:align="left"/>
    </style:style>
    <style:style style:name="TableRow320" style:family="table-row">
      <style:table-row-properties style:min-row-height="0.2222in" style:use-optimal-row-height="false"/>
    </style:style>
    <style:style style:name="TableCell32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2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2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4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2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2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27" style:family="table-row">
      <style:table-row-properties style:min-row-height="0.2222in"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29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3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1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3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33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</office:automatic-styles>
  <office:body>
    <office:text text:use-soft-page-breaks="true">
      <text:p text:style-name="P1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CASO DE USO CUMG0001 –<text:s/>Asignar Permisos al Grupo de Amigos Creado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Elaboró: Gavasci, Martín<text:s/></text:p>
          </table:table-cell>
          <table:table-cell table:style-name="TableCell84">
            <text:p text:style-name="P85">Aprobó:</text:p>
          </table:table-cell>
          <table:table-cell table:style-name="TableCell86">
            <text:p text:style-name="P87">Revisó:</text:p>
          </table:table-cell>
        </table:table-row>
        <table:table-row table:style-name="TableRow88">
          <table:table-cell table:style-name="TableCell89">
            <text:p text:style-name="P90">Fecha: 23/04/2011</text:p>
          </table:table-cell>
          <table:table-cell table:style-name="TableCell91">
            <text:p text:style-name="P92">Fecha:</text:p>
          </table:table-cell>
          <table:table-cell table:style-name="TableCell93">
            <text:p text:style-name="P94">Fecha:</text:p>
          </table:table-cell>
        </table:table-row>
      </table:table>
      <text:p text:style-name="P95"/>
      <text:p text:style-name="P96"/>
      <table:table table:style-name="Table97">
        <table:table-columns>
          <table:table-column table:style-name="TableColumn98"/>
        </table:table-columns>
        <table:table-header-rows>
          <table:table-row table:style-name="TableRow99">
            <table:table-cell table:style-name="TableCell100">
              <text:p text:style-name="P101">Resumen<text:s/>Ejecutivo</text:p>
            </table:table-cell>
          </table:table-row>
        </table:table-header-rows>
      </table:table>
      <text:p text:style-name="Standard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h text:style-name="P107" text:outline-level="3">Código</text:h>
          </table:table-cell>
          <table:table-cell table:style-name="TableCell108">
            <text:p text:style-name="P109">CUMG0001</text:p>
          </table:table-cell>
        </table:table-row>
        <table:table-row table:style-name="TableRow110">
          <table:table-cell table:style-name="TableCell111">
            <text:h text:style-name="P112" text:outline-level="3">Paquete</text:h>
          </table:table-cell>
          <table:table-cell table:style-name="TableCell113">
            <text:p text:style-name="P114">General</text:p>
          </table:table-cell>
        </table:table-row>
        <table:table-row table:style-name="TableRow115">
          <table:table-cell table:style-name="TableCell116">
            <text:h text:style-name="P117" text:outline-level="3">Nombre</text:h>
          </table:table-cell>
          <table:table-cell table:style-name="TableCell118">
            <text:p text:style-name="P119">Asignar Permisos al Grupo de Amigos Creado</text:p>
          </table:table-cell>
        </table:table-row>
        <table:table-row table:style-name="TableRow120">
          <table:table-cell table:style-name="TableCell121">
            <text:h text:style-name="P122" text:outline-level="3">Versión</text:h>
          </table:table-cell>
          <table:table-cell table:style-name="TableCell123">
            <text:p text:style-name="P124">1.0</text:p>
          </table:table-cell>
        </table:table-row>
        <table:table-row table:style-name="TableRow125">
          <table:table-cell table:style-name="TableCell126">
            <text:h text:style-name="P127" text:outline-level="3">Prioridad</text:h>
          </table:table-cell>
          <table:table-cell table:style-name="TableCell128">
            <text:p text:style-name="P129"><text:span text:style-name="T130">Media</text:span></text:p>
          </table:table-cell>
        </table:table-row>
        <table:table-row table:style-name="TableRow131">
          <table:table-cell table:style-name="TableCell132">
            <text:h text:style-name="P133" text:outline-level="3">Confeccionó</text:h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h text:style-name="P138" text:outline-level="3">Relevó</text:h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h text:style-name="P143" text:outline-level="3">Revisó</text:h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h text:style-name="P148" text:outline-level="3">Descripción</text:h>
          </table:table-cell>
          <table:table-cell table:style-name="TableCell149">
            <text:p text:style-name="P150">El usuario otorgara permisos al grupo de usuarios, para visualización de sus fotos, álbumes, y el manejo de los comentarios dentro de estos.</text:p>
          </table:table-cell>
        </table:table-row>
        <table:table-row table:style-name="TableRow151">
          <table:table-cell table:style-name="TableCell152">
            <text:h text:style-name="P153" text:outline-level="3">Actores</text:h>
          </table:table-cell>
          <table:table-cell table:style-name="TableCell154">
            <text:p text:style-name="P155"><text:span text:style-name="T156">Usuario:<text:s/></text:span><text:span text:style-name="T157">Persona que decide crear el grupo.</text:span></text:p>
          </table:table-cell>
        </table:table-row>
        <table:table-row table:style-name="TableRow158">
          <table:table-cell table:style-name="TableCell159">
            <text:h text:style-name="P160" text:outline-level="3">Frecuencia</text:h>
          </table:table-cell>
          <table:table-cell table:style-name="TableCell161">
            <text:p text:style-name="P162">Diariamente</text:p>
          </table:table-cell>
        </table:table-row>
        <table:table-row table:style-name="TableRow163">
          <table:table-cell table:style-name="TableCell164">
            <text:h text:style-name="P165" text:outline-level="3">Comentarios</text:h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h text:style-name="P170" text:outline-level="3">Observaciones</text:h>
          </table:table-cell>
          <table:table-cell table:style-name="TableCell171">
            <text:p text:style-name="P172"/>
          </table:table-cell>
        </table:table-row>
      </table:table>
      <text:p text:style-name="P173"/>
      <table:table table:style-name="Table174">
        <table:table-columns>
          <table:table-column table:style-name="TableColumn175"/>
        </table:table-columns>
        <table:table-header-rows>
          <table:table-row table:style-name="TableRow176">
            <table:table-cell table:style-name="TableCell177">
              <text:p text:style-name="P178"><text:s/>Curso Normal</text:p>
            </table:table-cell>
          </table:table-row>
        </table:table-header-rows>
      </table:table>
      <text:p text:style-name="P179">l</text:p>
      <text:p text:style-name="P180"/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h text:style-name="P186" text:outline-level="3">Precondición</text:h>
          </table:table-cell>
          <table:table-cell table:style-name="TableCell187">
            <text:p text:style-name="P188">Crear el Grupo.</text:p>
          </table:table-cell>
        </table:table-row>
        <table:table-row table:style-name="TableRow189">
          <table:table-cell table:style-name="TableCell190">
            <text:p text:style-name="P191">Nº</text:p>
          </table:table-cell>
          <table:table-cell table:style-name="TableCell192">
            <text:h text:style-name="P193" text:outline-level="3">Paso (Flujo de<text:s/>Sucesos)</text:h>
          </table:table-cell>
        </table:table-row>
        <table:table-row table:style-name="TableRow194">
          <table:table-cell table:style-name="TableCell195">
            <text:p text:style-name="P196">1</text:p>
          </table:table-cell>
          <table:table-cell table:style-name="TableCell197">
            <text:p text:style-name="P198">El usuario otorgará permisos al grupo creado.</text:p>
          </table:table-cell>
        </table:table-row>
      </table:table>
      <text:p text:style-name="P199"/>
      <table:table table:style-name="Table200">
        <table:table-columns>
          <table:table-column table:style-name="TableColumn201"/>
        </table:table-columns>
        <table:table-header-rows>
          <table:table-row table:style-name="TableRow202">
            <table:table-cell table:style-name="TableCell203">
              <text:h text:style-name="P204" text:outline-level="5">Subflujos</text:h>
            </table:table-cell>
          </table:table-row>
        </table:table-header-rows>
      </table:table>
      <text:p text:style-name="P205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sf 1.1</text:span></text:p>
          </table:table-cell>
          <table:table-cell table:style-name="TableCell213">
            <text:h text:style-name="P214" text:outline-level="3">&lt;Nombre Subflujo&gt;</text:h>
          </table:table-cell>
        </table:table-row>
        <table:table-row table:style-name="TableRow215">
          <table:table-cell table:style-name="TableCell216">
            <text:p text:style-name="P217">N°</text:p>
          </table:table-cell>
          <table:table-cell table:style-name="TableCell218">
            <text:h text:style-name="P219" text:outline-level="3">Paso</text:h>
          </table:table-cell>
        </table:table-row>
        <table:table-row table:style-name="TableRow220">
          <table:table-cell table:style-name="TableCell221">
            <text:p text:style-name="P222"><text:span text:style-name="T223">1.1.1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1.1.2</text:span></text:p>
          </table:table-cell>
          <table:table-cell table:style-name="TableCell230">
            <text:p text:style-name="P231"/>
          </table:table-cell>
        </table:table-row>
      </table:table>
      <text:p text:style-name="Standard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<text:span text:style-name="T238">sf 2.1</text:span></text:p>
          </table:table-cell>
          <table:table-cell table:style-name="TableCell239">
            <text:h text:style-name="P240" text:outline-level="3">&lt;Nombre Subflujo&gt;</text:h>
          </table:table-cell>
        </table:table-row>
        <table:table-row table:style-name="TableRow241">
          <table:table-cell table:style-name="TableCell242">
            <text:p text:style-name="P243">N°</text:p>
          </table:table-cell>
          <table:table-cell table:style-name="TableCell244">
            <text:h text:style-name="P245" text:outline-level="3">Paso</text:h>
          </table:table-cell>
        </table:table-row>
        <table:table-row table:style-name="TableRow246">
          <table:table-cell table:style-name="TableCell247">
            <text:p text:style-name="P248"><text:span text:style-name="T249">2.1.1</text:span>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2.1.3</text:span></text:p>
          </table:table-cell>
          <table:table-cell table:style-name="TableCell256">
            <text:p text:style-name="P257"/>
          </table:table-cell>
        </table:table-row>
      </table:table>
      <text:p text:style-name="P258"/>
      <table:table table:style-name="Table259">
        <table:table-columns>
          <table:table-column table:style-name="TableColumn260"/>
        </table:table-columns>
        <table:table-header-rows>
          <table:table-row table:style-name="TableRow261">
            <table:table-cell table:style-name="TableCell262">
              <text:h text:style-name="P263" text:outline-level="5">Consideraciones de diseño</text:h>
            </table:table-cell>
          </table:table-row>
        </table:table-header-rows>
      </table:table>
      <text:p text:style-name="P264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Cod</text:p>
          </table:table-cell>
          <table:table-cell table:style-name="TableCell272">
            <text:p text:style-name="P273">Nombre</text:p>
          </table:table-cell>
          <table:table-cell table:style-name="TableCell274">
            <text:h text:style-name="P275" text:outline-level="3">Descripción</text:h>
          </table:table-cell>
        </table:table-row>
        <table:table-row table:style-name="TableRow276">
          <table:table-cell table:style-name="TableCell277">
            <text:p text:style-name="P278">cd 2.1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cd 2.2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</table:table>
      <text:p text:style-name="P290"/>
      <table:table table:style-name="Table291">
        <table:table-columns>
          <table:table-column table:style-name="TableColumn292"/>
        </table:table-columns>
        <table:table-header-rows>
          <table:table-row table:style-name="TableRow293">
            <table:table-cell table:style-name="TableCell294">
              <text:h text:style-name="P295" text:outline-level="5">Observaciones</text:h>
            </table:table-cell>
          </table:table-row>
        </table:table-header-rows>
      </table:table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Cod</text:p>
          </table:table-cell>
          <table:table-cell table:style-name="TableCell303">
            <text:h text:style-name="P304" text:outline-level="3">Descripción</text:h>
          </table:table-cell>
        </table:table-row>
        <table:table-row table:style-name="TableRow305">
          <table:table-cell table:style-name="TableCell306">
            <text:p text:style-name="P307">{Ob n}</text:p>
          </table:table-cell>
          <table:table-cell table:style-name="TableCell308">
            <text:p text:style-name="P309"/>
          </table:table-cell>
        </table:table-row>
      </table:table>
      <text:p text:style-name="Standard"/>
      <table:table table:style-name="Table310">
        <table:table-columns>
          <table:table-column table:style-name="TableColumn311"/>
        </table:table-columns>
        <table:table-header-rows>
          <table:table-row table:style-name="TableRow312">
            <table:table-cell table:style-name="TableCell313">
              <text:h text:style-name="P314" text:outline-level="5">Documentación anexa</text:h>
            </table:table-cell>
          </table:table-row>
        </table:table-header-rows>
      </table:table>
      <text:p text:style-name="P315"/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Nombre</text:p>
          </table:table-cell>
          <table:table-cell table:style-name="TableCell323">
            <text:p text:style-name="P324">Tipo</text:p>
          </table:table-cell>
          <table:table-cell table:style-name="TableCell325">
            <text:h text:style-name="P326" text:outline-level="3">Nombre/Lugar</text:h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 Condensed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Tahoma" fo:color="#0000FF" fo:language="es" fo:country="E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Tahoma" fo:font-weight="bold" style:font-weight-asian="bold" fo:language="es" fo:country="E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-asian="DejaVu Sans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Condensed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ableContents" style:display-name="Table Contents" style:family="paragraph" style:parent-style-name="Textbody"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97in" style:use-optimal-column-width="false"/>
    </style:style>
    <style:style style:name="Table2" style:family="table">
      <style:table-properties style:width="6.718in" fo:margin-left="0.0312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style:snap-to-layout-grid="false" fo:text-align="center"/>
      <style:text-properties style:font-name="Arial" style:font-name-complex="Lucidasans, 'Times New Roman'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 fo:text-align="center" fo:margin-bottom="0in"/>
      <style:text-properties style:font-name="Arial" style:font-name-complex="Lucidasans, 'Times New Roman'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TableContents" style:family="paragraph">
      <style:paragraph-properties style:snap-to-layout-grid="false" fo:margin-bottom="0in"/>
    </style:style>
    <style:style style:name="T13" style:parent-style-name="Fuentedepárrafopredeter." style:family="text">
      <style:text-properties style:font-name="Arial" style:font-name-complex="Lucidasans, 'Times New Roman'" fo:font-size="10pt" style:font-size-asian="10pt" style:font-size-complex="10pt"/>
    </style:style>
    <style:style style:name="P14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5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6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20" style:family="table-row">
      <style:table-row-properties style:min-row-height="0.1631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Standard" style:family="paragraph">
      <style:paragraph-properties style:snap-to-layout-grid="false" fo:text-align="center"/>
    </style:style>
    <style:style style:name="T23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4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P25" style:parent-style-name="Piedepágina" style:family="paragraph">
      <style:paragraph-properties fo:text-align="end"/>
    </style:style>
    <style:style style:name="T26" style:parent-style-name="Fuentedepárrafopredeter." style:family="text">
      <style:text-properties style:font-name="Arial" fo:font-size="10pt" style:font-size-asian="10pt" style:font-size-complex="10pt"/>
    </style:style>
    <style:style style:name="T27" style:parent-style-name="Fuentedepárrafopredeter." style:family="text">
      <style:text-properties style:font-name="Arial" fo:font-size="10pt" style:font-size-asian="10pt" style:font-size-complex="10pt"/>
    </style:style>
    <style:style style:name="T28" style:parent-style-name="Fuentedepárrafopredeter." style:family="text">
      <style:text-properties fo:font-size="10pt" style:font-size-asian="10pt" style:font-size-complex="10pt"/>
    </style:style>
    <style:style style:name="T29" style:parent-style-name="Fuentedepárrafopredeter." style:family="text">
      <style:text-properties style:font-name="Arial" fo:font-size="10pt" style:font-size-asian="10pt" style:font-size-complex="10pt"/>
    </style:style>
    <style:style style:name="T30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<text:span text:style-name="T13">Código: CUMG001</text:span></text:p>
              <text:p text:style-name="P14"/>
              <text:p text:style-name="P15"/>
              <text:p text:style-name="P16"/>
            </table:table-cell>
          </table:table-row>
          <table:table-row table:style-name="TableRow17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8">
              <text:p text:style-name="P19">Versión 1.0</text:p>
            </table:table-cell>
          </table:table-row>
          <table:table-row table:style-name="TableRow20">
            <table:table-cell table:style-name="TableCell21" table:number-columns-spanned="3">
              <text:p text:style-name="P22"><text:span text:style-name="T23">Caso de Uso<text:s/></text:span><text:span text:style-name="T24">Asignar Permisos al Grupo de Amigos Cread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P25"><text:span text:style-name="T26">Página</text:span><text:span text:style-name="T27"><text:s/></text:span><text:span text:style-name="T28"><text:page-number text:fixed="false">4</text:page-number></text:span><text:span text:style-name="T29"><text:s/>de<text:s/></text:span><text:span text:style-name="T30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4-24T05:37:00Z</meta:creation-date>
    <dc:date>2011-04-24T05:37:00Z</dc:date>
    <meta:print-date>2009-04-20T17:18:00Z</meta:print-date>
    <meta:template xlink:href="Normal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6" meta:paragraph-count="2" meta:word-count="158" meta:character-count="1028" meta:row-count="7" meta:non-whitespace-character-count="872"/>
  </office:meta>
</office:document-meta>
</file>